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ffff" draw:textarea-horizontal-align="justify" draw:textarea-vertical-align="middle" draw:auto-grow-height="false" fo:min-height="1.66cm" fo:min-width="4.94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89cm" fo:min-width="6.02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cm" fo:min-width="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65cm" fo:min-width="6.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89cm" fo:min-width="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05cm" fo:min-width="6.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4.85cm" fo:min-width="6.9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7.7cm" svg:height="2.7cm" svg:x="1.5cm" svg:y="1.8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6.526cm" svg:height="2.439cm" draw:transform="skewX (0.512952267161133) translate (5.774cm 15.5cm)">
          <text:p text:style-name="P1"><text:span text:style-name="T2">Pobierz liczb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5cm" svg:height="4.9cm" svg:x="3cm" svg:y="9.7cm">
          <text:p text:style-name="P4"><text:span text:style-name="T3">Suma&lt;=7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2" draw:id="id2" draw:layer="layout" svg:width="7.1cm" svg:height="2.9cm" svg:x="1.8cm" svg:y="5.9cm">
          <text:p text:style-name="P1"><text:span text:style-name="T2">Suma </text:span><text:span text:style-name="T2">= 0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7.5cm" svg:height="2.439cm" draw:transform="skewX (0.512952267161133) translate (5.3cm 22.261cm)">
          <text:p text:style-name="P1"><text:span text:style-name="T2">Wypisz sum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7.7cm" svg:height="2.7cm" svg:x="12.3cm" svg:y="25.7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5.35cm" svg:y1="4.5cm" svg:x2="5.35cm" svg:y2="5.9cm" draw:start-shape="id1" draw:start-glue-point="8" draw:end-shape="id2" draw:end-glue-point="0" svg:d="M5350 4500v1400" svg:viewBox="0 0 1 1401">
          <text:p/>
        </draw:connector>
        <draw:connector draw:style-name="gr6" draw:text-style-name="P6" draw:layer="layout" draw:type="line" svg:x1="8cm" svg:y1="12.15cm" svg:x2="8cm" svg:y2="12.15cm" draw:start-shape="id3" draw:start-glue-point="7" draw:end-shape="id3" draw:end-glue-point="7" svg:d="M8000 12150z" svg:viewBox="0 0 1 1">
          <text:p/>
        </draw:connector>
        <draw:custom-shape draw:style-name="gr7" draw:text-style-name="P7" xml:id="id7" draw:id="id7" draw:layer="layout" svg:width="7.3cm" svg:height="2.3cm" svg:x="11.2cm" svg:y="18.5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3cm" svg:y1="12.15cm" svg:x2="4.613cm" svg:y2="23.48cm" draw:start-shape="id3" draw:start-glue-point="5" draw:end-shape="id4" svg:d="M3000 12150h-501v11330h2114" svg:viewBox="0 0 2115 11331">
          <text:p text:style-name="P1">NIE</text:p>
        </draw:connector>
        <draw:connector draw:style-name="gr6" draw:text-style-name="P6" draw:layer="layout" draw:type="line" svg:x1="12.113cm" svg:y1="23.48cm" svg:x2="16.15cm" svg:y2="25.7cm" draw:start-shape="id4" draw:start-glue-point="1" draw:end-shape="id5" draw:end-glue-point="4" svg:d="M12113 23480l4037 2220" svg:viewBox="0 0 4038 2221">
          <text:p/>
        </draw:connector>
        <draw:custom-shape draw:style-name="gr9" draw:text-style-name="P7" draw:layer="layout" svg:width="7.4cm" svg:height="5.1cm" svg:x="12.3cm" svg:y="4cm">
          <text:p text:style-name="P1">Program sumuje liczby podawane przez użytkownika do momentu, kiedy ich suma przekroczy 75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5.35cm" svg:y1="8.8cm" svg:x2="5.5cm" svg:y2="9.7cm" draw:start-shape="id2" draw:start-glue-point="2" draw:end-shape="id3" svg:d="M5350 8800l150 900" svg:viewBox="0 0 151 901">
          <text:p/>
        </draw:connector>
        <draw:connector draw:style-name="gr6" draw:text-style-name="P6" draw:layer="layout" draw:type="line" svg:x1="5.5cm" svg:y1="14.6cm" svg:x2="9.037cm" svg:y2="15.5cm" draw:start-shape="id3" draw:start-glue-point="6" draw:end-shape="id6" draw:end-glue-point="0" svg:d="M5500 14600l3537 900" svg:viewBox="0 0 3538 901">
          <text:p/>
        </draw:connector>
        <draw:connector draw:style-name="gr8" draw:text-style-name="P6" draw:layer="layout" svg:x1="7.663cm" svg:y1="17.939cm" svg:x2="11.2cm" svg:y2="19.65cm" draw:start-shape="id6" draw:start-glue-point="2" draw:end-shape="id7" svg:d="M7663 17939v1711h3537" svg:viewBox="0 0 3538 1712">
          <text:p text:style-name="P1">TAK</text:p>
        </draw:connector>
        <draw:connector draw:style-name="gr6" draw:text-style-name="P6" draw:layer="layout" draw:line-skew="0.601cm" svg:x1="14.85cm" svg:y1="18.5cm" svg:x2="5.5cm" svg:y2="9.7cm" draw:start-shape="id7" draw:start-glue-point="0" draw:end-shape="id3" draw:end-glue-point="4" svg:d="M14850 18500v-8700h-9350v-100" svg:viewBox="0 0 9351 8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3.851981804</meta:creation-date>
    <dc:date>2018-09-27T08:40:00.491875330</dc:date>
    <meta:editing-duration>PT2M53S</meta:editing-duration>
    <meta:editing-cycles>2</meta:editing-cycles>
    <meta:generator>LibreOffice/6.0.3.2$Linux_X86_64 LibreOffice_project/00m0$Build-2</meta:generator>
    <meta:document-statistic meta:object-count="16"/>
  </office:meta>
</office:document-meta>
</file>